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FB0000428900002E07E7308779.svm"/>
  <manifest:file-entry manifest:media-type="" manifest:full-path="Pictures/200002F00000447D000039BFDCEF1DBC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7cm" svg:height="11.75cm" svg:x="2.5cm" svg:y="2.75cm">
          <draw:image xlink:href="Pictures/200002FB0000428900002E07E7308779.svm" xlink:type="simple" xlink:show="embed" xlink:actuate="onLoad">
            <text:p/>
          </draw:image>
        </draw:frame>
      </draw:page>
      <draw:page draw:name="page2" draw:style-name="dp1" draw:master-page-name="Standard">
        <office:forms form:automatic-focus="false" form:apply-design-mode="false"/>
        <draw:frame draw:style-name="gr1" draw:text-style-name="P1" draw:layer="layout" svg:width="17.5cm" svg:height="14.75cm" svg:x="2.5cm" svg:y="2.75cm">
          <draw:image xlink:href="Pictures/200002F00000447D000039BFDCEF1DB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1" draw:display-name="Transparency 11" draw:style="linear" draw:start="0%" draw:end="100%" draw:angle="0" draw:border="15%"/>
    <draw:opacity draw:name="Transparency_20_12" draw:display-name="Transparency 12" draw:style="linear" draw:start="100%" draw:end="0%" draw:angle="0" draw:border="15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BT_20_GS_5f_WAIT" style:display-name="TBT GS_WAIT" style:family="graphic" style:parent-style-name="TBT_20_Game_20_State">
      <style:graphic-properties draw:fill-color="#ff0000" draw:fill-gradient-name="Gradient_20_8" draw:fill-hatch-name="Hatch_20_1" draw:fill-image-name="Bitmape_20_1"/>
      <style:text-properties fo:font-size="10pt" fo:font-weight="normal"/>
    </style:style>
    <style:style style:name="TBT_20_GS_5f_INITGAME" style:display-name="TBT GS_INITGAME" style:family="graphic" style:parent-style-name="TBT_20_GS_5f_WAIT">
      <style:graphic-properties draw:fill-color="#00ffff"/>
    </style:style>
    <style:style style:name="TBT_20_GS_5f_DRAWKICKER" style:display-name="TBT GS_DRAWKICKER" style:family="graphic" style:parent-style-name="TBT_20_GS_5f_INITGAME">
      <style:graphic-properties draw:fill-color="#008000"/>
    </style:style>
    <style:style style:name="TBT_20_Game_20_State_20_Name" style:display-name="TBT Game State Name" style:family="graphic" style:parent-style-name="TBT_20_Standard">
      <style:graphic-properties draw:stroke="none" draw:fill="none" draw:textarea-horizontal-align="left" draw:textarea-vertical-align="middle" fo:padding-left="0.25cm"/>
      <style:paragraph-properties>
        <style:tab-stops/>
      </style:paragraph-properties>
      <style:text-properties fo:font-weight="normal"/>
    </style:style>
    <style:style style:name="TBT_20_Fade_20_Blank" style:display-name="TBT Fade Blank" style:family="graphic" style:parent-style-name="standard">
      <style:graphic-properties draw:stroke="none" draw:fill="solid" draw:fill-color="#ffffff" draw:fill-gradient-name="Linear_20_blue_2f_white" draw:fill-hatch-name="Hatch_20_1" draw:fill-image-name="Bitmape_20_1" draw:opacity="100%" draw:shadow-opacity="100%"/>
    </style:style>
    <style:style style:name="TBT_20_Title" style:display-name="TBT Title" style:family="graphic" style:parent-style-name="TBT_20_Standard">
      <style:graphic-properties draw:stroke="none" draw:textarea-horizontal-align="center" draw:textarea-vertical-align="middle" fo:padding-top="0cm" fo:padding-bottom="0cm" fo:padding-left="0cm" fo:padding-right="0cm"/>
      <style:paragraph-properties fo:text-align="center">
        <style:tab-stops/>
      </style:paragraph-properties>
      <style:text-properties fo:font-size="16pt"/>
    </style:style>
    <style:style style:name="TBT_20_Arrow-right" style:display-name="TBT Arrow-right" style:family="graphic" style:parent-style-name="TBT_20_Arrow">
      <style:graphic-properties draw:marker-end="Arrow_20_concave" draw:fill-gradient-name="Gradient_20_7" draw:fill-hatch-name="Hatch_20_1" draw:fill-image-name="Bitmape_20_1" draw:textarea-vertical-align="middle" draw:fit-to-size="false" draw:fit-to-contour="false" fo:padding-top="0cm" fo:padding-bottom="0cm" fo:padding-left="0cm" fo:padding-right="0cm"/>
      <style:paragraph-properties fo:text-align="center"/>
    </style:style>
    <style:style style:name="TBT_20_Arrow-left" style:display-name="TBT Arrow-left" style:family="graphic" style:parent-style-name="TBT_20_Arrow">
      <style:graphic-properties draw:marker-start="Arrow_20_concave" draw:fill-gradient-name="Gradient_20_7" draw:fill-hatch-name="Hatch_20_1" draw:fill-image-name="Bitmape_20_1"/>
    </style:style>
    <style:style style:name="TBT_20_Fade-out" style:display-name="TBT Fade-out" style:family="graphic" style:parent-style-name="TBT_20_Fade_20_Blank">
      <style:graphic-properties draw:opacity-name="Transparency_20_11"/>
    </style:style>
    <style:style style:name="TBT_20_Fade-in" style:display-name="TBT Fade-in" style:family="graphic" style:parent-style-name="TBT_20_Fade_20_Blank">
      <style:graphic-properties draw:opacity-name="Transparency_20_12"/>
    </style:style>
    <style:style style:name="TBT_20_GS_5f_INITKICKOFF" style:display-name="TBT GS_INITKICKOFF" style:family="graphic" style:parent-style-name="TBT_20_GS_5f_DRAWKICKER">
      <style:graphic-properties draw:fill-color="#ffff00"/>
    </style:style>
    <style:style style:name="TBT_20_GS_5f_KICKOFF" style:display-name="TBT GS_KICKOFF" style:family="graphic" style:parent-style-name="TBT_20_GS_5f_INITKICKOFF">
      <style:graphic-properties draw:fill-color="#800080"/>
    </style:style>
    <style:style style:name="TBT_20_Line" style:display-name="TBT Line" style:family="graphic" style:parent-style-name="TBT_20_Standard">
      <style:graphic-properties svg:stroke-width="0.06cm" draw:marker-start-width="0.4cm" draw:marker-end-width="0.4cm" draw:fill-gradient-name="Gradient_20_9" draw:fill-hatch-name="Hatch_20_1" draw:fill-image-name="Bitmape_20_1"/>
      <style:paragraph-properties fo:text-align="center"/>
      <style:text-properties fo:font-weight="bold"/>
    </style:style>
    <style:style style:name="TBT_20_Arrow" style:display-name="TBT Arrow" style:family="graphic" style:parent-style-name="TBT_20_Standard">
      <style:graphic-properties draw:fill-gradient-name="Gradient_20_8" draw:fill-hatch-name="Hatch_20_1" draw:fill-image-name="Bitmape_20_1" draw:textarea-vertical-align="middle"/>
      <style:paragraph-properties fo:text-align="center"/>
      <style:text-properties fo:font-weight="bold"/>
    </style:style>
    <style:style style:name="TBT_20_Standard" style:display-name="TBT Standard" style:family="graphic">
      <style:graphic-properties draw:stroke="solid" draw:marker-start-width="0.25cm" draw:marker-end-width="0.25cm" draw:fill-color="#ffffff" draw:fill-gradient-name="Gradient_20_9" draw:fill-hatch-name="Hatch_20_1" draw:fill-image-name="Bitmape_20_1"/>
      <style:text-properties fo:font-family="'DejaVu Sans'" style:font-style-name="Book" style:font-family-generic="swiss" style:font-pitch="variable" fo:font-size="8pt"/>
    </style:style>
    <style:style style:name="TBT_20_Game_20_State" style:display-name="TBT Game State" style:family="graphic" style:parent-style-name="TBT_20_Standard">
      <style:graphic-properties fo:padding-top="0.1cm" fo:padding-bottom="0.1cm"/>
      <style:paragraph-properties fo:text-align="center"/>
      <style:text-properties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5-10T00:49:15</meta:creation-date>
    <dc:creator>Simon Fekete</dc:creator>
    <dc:date>2007-05-11T10:42:33</dc:date>
    <dc:language>fr-FR</dc:language>
    <meta:editing-cycles>64</meta:editing-cycles>
    <meta:editing-duration>PT13H17M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